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5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4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08-09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05-31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3-02-15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10-04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8536" calcext:value-type="float">
            <text:p>19.5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9872" calcext:value-type="float">
            <text:p>19.5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1688" calcext:value-type="float">
            <text:p>19.6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1688" calcext:value-type="float">
            <text:p>19.6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1312" calcext:value-type="float">
            <text:p>19.6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1312" calcext:value-type="float">
            <text:p>19.6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2168" calcext:value-type="float">
            <text:p>19.6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2168" calcext:value-type="float">
            <text:p>19.6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8744" calcext:value-type="float">
            <text:p>19.6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5696" calcext:value-type="float">
            <text:p>19.6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984" calcext:value-type="float">
            <text:p>19.6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0936" calcext:value-type="float">
            <text:p>19.6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3128" calcext:value-type="float">
            <text:p>19.6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9224" calcext:value-type="float">
            <text:p>19.6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272" calcext:value-type="float">
            <text:p>19.7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6176" calcext:value-type="float">
            <text:p>19.6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272" calcext:value-type="float">
            <text:p>19.7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272" calcext:value-type="float">
            <text:p>19.7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1896" calcext:value-type="float">
            <text:p>19.7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1896" calcext:value-type="float">
            <text:p>19.7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2752" calcext:value-type="float">
            <text:p>19.7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7992" calcext:value-type="float">
            <text:p>19.7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4944" calcext:value-type="float">
            <text:p>19.7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4088" calcext:value-type="float">
            <text:p>19.7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4088" calcext:value-type="float">
            <text:p>19.7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7992" calcext:value-type="float">
            <text:p>19.7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7992" calcext:value-type="float">
            <text:p>19.7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0664" calcext:value-type="float">
            <text:p>19.7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3712" calcext:value-type="float">
            <text:p>19.7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8472" calcext:value-type="float">
            <text:p>19.7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8472" calcext:value-type="float">
            <text:p>19.7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0664" calcext:value-type="float">
            <text:p>19.7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9808" calcext:value-type="float">
            <text:p>19.7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2856" calcext:value-type="float">
            <text:p>19.8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9808" calcext:value-type="float">
            <text:p>19.7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5904" calcext:value-type="float">
            <text:p>19.8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8096" calcext:value-type="float">
            <text:p>19.8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724" calcext:value-type="float">
            <text:p>19.8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4192" calcext:value-type="float">
            <text:p>19.8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4192" calcext:value-type="float">
            <text:p>19.8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8576" calcext:value-type="float">
            <text:p>19.8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6864" calcext:value-type="float">
            <text:p>19.8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9912" calcext:value-type="float">
            <text:p>19.8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9056" calcext:value-type="float">
            <text:p>19.8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3064" calcext:value-type="float">
            <text:p>19.9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5632" calcext:value-type="float">
            <text:p>19.9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916" calcext:value-type="float">
            <text:p>19.9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6592" calcext:value-type="float">
            <text:p>19.9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7448" calcext:value-type="float">
            <text:p>19.9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1352" calcext:value-type="float">
            <text:p>19.9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6592" calcext:value-type="float">
            <text:p>19.9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964" calcext:value-type="float">
            <text:p>19.9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2688" calcext:value-type="float">
            <text:p>19.9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4024" calcext:value-type="float">
            <text:p>20.0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2312" calcext:value-type="float">
            <text:p>20.0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8408" calcext:value-type="float">
            <text:p>20.0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8408" calcext:value-type="float">
            <text:p>20.0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8408" calcext:value-type="float">
            <text:p>20.0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4504" calcext:value-type="float">
            <text:p>20.0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3648" calcext:value-type="float">
            <text:p>20.0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8032" calcext:value-type="float">
            <text:p>20.0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9368" calcext:value-type="float">
            <text:p>20.0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9368" calcext:value-type="float">
            <text:p>20.0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9368" calcext:value-type="float">
            <text:p>20.0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7176" calcext:value-type="float">
            <text:p>20.0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5-31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8032" calcext:value-type="float">
            <text:p>20.0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4128" calcext:value-type="float">
            <text:p>20.0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9368" calcext:value-type="float">
            <text:p>20.0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7656" calcext:value-type="float">
            <text:p>20.1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3752" calcext:value-type="float">
            <text:p>20.1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5464" calcext:value-type="float">
            <text:p>20.0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5464" calcext:value-type="float">
            <text:p>20.0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7656" calcext:value-type="float">
            <text:p>20.1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4608" calcext:value-type="float">
            <text:p>20.1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2416" calcext:value-type="float">
            <text:p>20.0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2416" calcext:value-type="float">
            <text:p>20.0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5944" calcext:value-type="float">
            <text:p>20.1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4232" calcext:value-type="float">
            <text:p>20.1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1184" calcext:value-type="float">
            <text:p>20.1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0328" calcext:value-type="float">
            <text:p>20.1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8616" calcext:value-type="float">
            <text:p>20.1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8616" calcext:value-type="float">
            <text:p>20.1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8616" calcext:value-type="float">
            <text:p>20.1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1664" calcext:value-type="float">
            <text:p>20.1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4712" calcext:value-type="float">
            <text:p>20.1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9472" calcext:value-type="float">
            <text:p>20.1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3376" calcext:value-type="float">
            <text:p>20.1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3856" calcext:value-type="float">
            <text:p>20.1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4712" calcext:value-type="float">
            <text:p>20.1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1664" calcext:value-type="float">
            <text:p>20.1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5568" calcext:value-type="float">
            <text:p>20.1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5568" calcext:value-type="float">
            <text:p>20.1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8616" calcext:value-type="float">
            <text:p>20.1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5568" calcext:value-type="float">
            <text:p>20.1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9472" calcext:value-type="float">
            <text:p>20.1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252" calcext:value-type="float">
            <text:p>20.1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0328" calcext:value-type="float">
            <text:p>20.1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4232" calcext:value-type="float">
            <text:p>20.1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5088" calcext:value-type="float">
            <text:p>20.1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9848" calcext:value-type="float">
            <text:p>20.1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2416" calcext:value-type="float">
            <text:p>20.0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4128" calcext:value-type="float">
            <text:p>20.0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8032" calcext:value-type="float">
            <text:p>20.0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108" calcext:value-type="float">
            <text:p>20.0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156" calcext:value-type="float">
            <text:p>20.1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8512" calcext:value-type="float">
            <text:p>20.0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0224" calcext:value-type="float">
            <text:p>20.0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8888" calcext:value-type="float">
            <text:p>20.0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1936" calcext:value-type="float">
            <text:p>20.0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2792" calcext:value-type="float">
            <text:p>20.0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7072" calcext:value-type="float">
            <text:p>20.0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1832" calcext:value-type="float">
            <text:p>19.9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5736" calcext:value-type="float">
            <text:p>19.9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2688" calcext:value-type="float">
            <text:p>19.9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8784" calcext:value-type="float">
            <text:p>19.9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2208" calcext:value-type="float">
            <text:p>19.9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1728" calcext:value-type="float">
            <text:p>19.9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82" calcext:value-type="float">
            <text:p>19.8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6008" calcext:value-type="float">
            <text:p>19.8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4672" calcext:value-type="float">
            <text:p>19.8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9432" calcext:value-type="float">
            <text:p>19.8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9912" calcext:value-type="float">
            <text:p>19.8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0288" calcext:value-type="float">
            <text:p>19.8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4568" calcext:value-type="float">
            <text:p>19.7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0184" calcext:value-type="float">
            <text:p>19.7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4088" calcext:value-type="float">
            <text:p>19.7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1896" calcext:value-type="float">
            <text:p>19.7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0936" calcext:value-type="float">
            <text:p>19.6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1584" calcext:value-type="float">
            <text:p>19.5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7784" calcext:value-type="float">
            <text:p>19.6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2-23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7784" calcext:value-type="float">
            <text:p>19.6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0456" calcext:value-type="float">
            <text:p>19.6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1688" calcext:value-type="float">
            <text:p>19.6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1312" calcext:value-type="float">
            <text:p>19.6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0456" calcext:value-type="float">
            <text:p>19.6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2168" calcext:value-type="float">
            <text:p>19.6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0456" calcext:value-type="float">
            <text:p>19.6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2168" calcext:value-type="float">
            <text:p>19.6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6072" calcext:value-type="float">
            <text:p>19.6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2168" calcext:value-type="float">
            <text:p>19.6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0456" calcext:value-type="float">
            <text:p>19.6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1688" calcext:value-type="float">
            <text:p>19.6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2168" calcext:value-type="float">
            <text:p>19.6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6176" calcext:value-type="float">
            <text:p>19.6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8744" calcext:value-type="float">
            <text:p>19.6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6072" calcext:value-type="float">
            <text:p>19.6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6072" calcext:value-type="float">
            <text:p>19.6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6072" calcext:value-type="float">
            <text:p>19.6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1688" calcext:value-type="float">
            <text:p>19.6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6072" calcext:value-type="float">
            <text:p>19.6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484" calcext:value-type="float">
            <text:p>19.6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8744" calcext:value-type="float">
            <text:p>19.6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2168" calcext:value-type="float">
            <text:p>19.6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6176" calcext:value-type="float">
            <text:p>19.6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2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0936" calcext:value-type="float">
            <text:p>19.6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484" calcext:value-type="float">
            <text:p>19.6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0936" calcext:value-type="float">
            <text:p>19.6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7032" calcext:value-type="float">
            <text:p>19.6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7032" calcext:value-type="float">
            <text:p>19.6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7032" calcext:value-type="float">
            <text:p>19.6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3128" calcext:value-type="float">
            <text:p>19.6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8744" calcext:value-type="float">
            <text:p>19.6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9224" calcext:value-type="float">
            <text:p>19.6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984" calcext:value-type="float">
            <text:p>19.6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6176" calcext:value-type="float">
            <text:p>19.6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2752" calcext:value-type="float">
            <text:p>19.7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0184" calcext:value-type="float">
            <text:p>19.7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4088" calcext:value-type="float">
            <text:p>19.7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0184" calcext:value-type="float">
            <text:p>19.7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4568" calcext:value-type="float">
            <text:p>19.7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8472" calcext:value-type="float">
            <text:p>19.7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8472" calcext:value-type="float">
            <text:p>19.7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2856" calcext:value-type="float">
            <text:p>19.8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5048" calcext:value-type="float">
            <text:p>19.8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2856" calcext:value-type="float">
            <text:p>19.8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1144" calcext:value-type="float">
            <text:p>19.8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2856" calcext:value-type="float">
            <text:p>19.8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5904" calcext:value-type="float">
            <text:p>19.8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4672" calcext:value-type="float">
            <text:p>19.8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724" calcext:value-type="float">
            <text:p>19.8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5904" calcext:value-type="float">
            <text:p>19.8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724" calcext:value-type="float">
            <text:p>19.8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1144" calcext:value-type="float">
            <text:p>19.8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4192" calcext:value-type="float">
            <text:p>19.8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724" calcext:value-type="float">
            <text:p>19.8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5528" calcext:value-type="float">
            <text:p>19.8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9912" calcext:value-type="float">
            <text:p>19.8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9912" calcext:value-type="float">
            <text:p>19.8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2104" calcext:value-type="float">
            <text:p>19.8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6008" calcext:value-type="float">
            <text:p>19.8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772" calcext:value-type="float">
            <text:p>19.8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4672" calcext:value-type="float">
            <text:p>19.8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2104" calcext:value-type="float">
            <text:p>19.8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0392" calcext:value-type="float">
            <text:p>19.9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4296" calcext:value-type="float">
            <text:p>19.8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0392" calcext:value-type="float">
            <text:p>19.9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7344" calcext:value-type="float">
            <text:p>19.8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7344" calcext:value-type="float">
            <text:p>19.8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1248" calcext:value-type="float">
            <text:p>19.8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9536" calcext:value-type="float">
            <text:p>19.9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2208" calcext:value-type="float">
            <text:p>19.9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964" calcext:value-type="float">
            <text:p>19.9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8304" calcext:value-type="float">
            <text:p>19.9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10-26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1352" calcext:value-type="float">
            <text:p>19.9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7448" calcext:value-type="float">
            <text:p>19.9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2208" calcext:value-type="float">
            <text:p>19.9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5736" calcext:value-type="float">
            <text:p>19.9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6592" calcext:value-type="float">
            <text:p>19.9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7448" calcext:value-type="float">
            <text:p>19.9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0496" calcext:value-type="float">
            <text:p>19.9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6592" calcext:value-type="float">
            <text:p>19.9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4024" calcext:value-type="float">
            <text:p>20.0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012" calcext:value-type="float">
            <text:p>20.0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012" calcext:value-type="float">
            <text:p>20.0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4024" calcext:value-type="float">
            <text:p>20.0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7928" calcext:value-type="float">
            <text:p>19.9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012" calcext:value-type="float">
            <text:p>20.0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7072" calcext:value-type="float">
            <text:p>20.0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7072" calcext:value-type="float">
            <text:p>20.0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0976" calcext:value-type="float">
            <text:p>20.0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964" calcext:value-type="float">
            <text:p>19.9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3544" calcext:value-type="float">
            <text:p>19.9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8784" calcext:value-type="float">
            <text:p>19.9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1832" calcext:value-type="float">
            <text:p>19.9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2688" calcext:value-type="float">
            <text:p>19.9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7448" calcext:value-type="float">
            <text:p>19.9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1352" calcext:value-type="float">
            <text:p>19.9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3544" calcext:value-type="float">
            <text:p>19.9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964" calcext:value-type="float">
            <text:p>19.9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6592" calcext:value-type="float">
            <text:p>19.9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8304" calcext:value-type="float">
            <text:p>19.9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916" calcext:value-type="float">
            <text:p>19.9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916" calcext:value-type="float">
            <text:p>19.9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0016" calcext:value-type="float">
            <text:p>19.9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0016" calcext:value-type="float">
            <text:p>19.9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3064" calcext:value-type="float">
            <text:p>19.9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6488" calcext:value-type="float">
            <text:p>19.9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0392" calcext:value-type="float">
            <text:p>19.9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82" calcext:value-type="float">
            <text:p>19.8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9056" calcext:value-type="float">
            <text:p>19.8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6864" calcext:value-type="float">
            <text:p>19.8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9056" calcext:value-type="float">
            <text:p>19.8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5152" calcext:value-type="float">
            <text:p>19.8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5528" calcext:value-type="float">
            <text:p>19.8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4192" calcext:value-type="float">
            <text:p>19.8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1144" calcext:value-type="float">
            <text:p>19.8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9432" calcext:value-type="float">
            <text:p>19.8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772" calcext:value-type="float">
            <text:p>19.8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8576" calcext:value-type="float">
            <text:p>19.8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9432" calcext:value-type="float">
            <text:p>19.8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9432" calcext:value-type="float">
            <text:p>19.8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3336" calcext:value-type="float">
            <text:p>19.8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1144" calcext:value-type="float">
            <text:p>19.8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8096" calcext:value-type="float">
            <text:p>19.8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724" calcext:value-type="float">
            <text:p>19.8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6384" calcext:value-type="float">
            <text:p>19.8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6384" calcext:value-type="float">
            <text:p>19.8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7616" calcext:value-type="float">
            <text:p>19.7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628" calcext:value-type="float">
            <text:p>19.7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8472" calcext:value-type="float">
            <text:p>19.7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7992" calcext:value-type="float">
            <text:p>19.7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3608" calcext:value-type="float">
            <text:p>19.7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4944" calcext:value-type="float">
            <text:p>19.7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272" calcext:value-type="float">
            <text:p>19.7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6176" calcext:value-type="float">
            <text:p>19.6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7032" calcext:value-type="float">
            <text:p>19.6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984" calcext:value-type="float">
            <text:p>19.6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7032" calcext:value-type="float">
            <text:p>19.6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984" calcext:value-type="float">
            <text:p>19.6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484" calcext:value-type="float">
            <text:p>19.6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484" calcext:value-type="float">
            <text:p>19.6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984" calcext:value-type="float">
            <text:p>19.6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0936" calcext:value-type="float">
            <text:p>19.6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8744" calcext:value-type="float">
            <text:p>19.6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2064" calcext:value-type="float">
            <text:p>19.5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6824" calcext:value-type="float">
            <text:p>19.5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8536" calcext:value-type="float">
            <text:p>19.5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6344" calcext:value-type="float">
            <text:p>19.5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3296" calcext:value-type="float">
            <text:p>19.5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8056" calcext:value-type="float">
            <text:p>19.4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2712" calcext:value-type="float">
            <text:p>19.4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6616" calcext:value-type="float">
            <text:p>19.4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8808" calcext:value-type="float">
            <text:p>19.4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8328" calcext:value-type="float">
            <text:p>19.3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6992" calcext:value-type="float">
            <text:p>19.3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6992" calcext:value-type="float">
            <text:p>19.3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7472" calcext:value-type="float">
            <text:p>19.3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4424" calcext:value-type="float">
            <text:p>19.3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2712" calcext:value-type="float">
            <text:p>19.4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6616" calcext:value-type="float">
            <text:p>19.4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1856" calcext:value-type="float">
            <text:p>19.4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6-16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6-16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1" calcext:value-type="float">
            <text:p>19.4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7096" calcext:value-type="float">
            <text:p>19.4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9288" calcext:value-type="float">
            <text:p>19.4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5008" calcext:value-type="float">
            <text:p>19.4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4152" calcext:value-type="float">
            <text:p>19.5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9392" calcext:value-type="float">
            <text:p>19.5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9392" calcext:value-type="float">
            <text:p>19.5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0248" calcext:value-type="float">
            <text:p>19.5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1584" calcext:value-type="float">
            <text:p>19.5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2064" calcext:value-type="float">
            <text:p>19.5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7304" calcext:value-type="float">
            <text:p>19.5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7304" calcext:value-type="float">
            <text:p>19.5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2064" calcext:value-type="float">
            <text:p>19.5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6448" calcext:value-type="float">
            <text:p>19.5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7784" calcext:value-type="float">
            <text:p>19.6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2168" calcext:value-type="float">
            <text:p>19.6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2168" calcext:value-type="float">
            <text:p>19.6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1208" calcext:value-type="float">
            <text:p>19.5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7784" calcext:value-type="float">
            <text:p>19.6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1688" calcext:value-type="float">
            <text:p>19.6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7304" calcext:value-type="float">
            <text:p>19.5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8536" calcext:value-type="float">
            <text:p>19.5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292" calcext:value-type="float">
            <text:p>19.5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6824" calcext:value-type="float">
            <text:p>19.5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0728" calcext:value-type="float">
            <text:p>19.5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9392" calcext:value-type="float">
            <text:p>19.5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5008" calcext:value-type="float">
            <text:p>19.4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2712" calcext:value-type="float">
            <text:p>19.4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1856" calcext:value-type="float">
            <text:p>19.4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3192" calcext:value-type="float">
            <text:p>19.4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7096" calcext:value-type="float">
            <text:p>19.4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1856" calcext:value-type="float">
            <text:p>19.4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2712" calcext:value-type="float">
            <text:p>19.4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1376" calcext:value-type="float">
            <text:p>19.3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9184" calcext:value-type="float">
            <text:p>19.3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3165" calcext:value-type="float">
            <text:p>13.8931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4123870968" calcext:value-type="float">
            <text:p>14.09041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2766451613" calcext:value-type="float">
            <text:p>14.35627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78048" calcext:value-type="float">
            <text:p>14.28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81875" calcext:value-type="float">
            <text:p>14.17081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14296" calcext:value-type="float">
            <text:p>14.18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3290322581" calcext:value-type="float">
            <text:p>14.1363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5233548387" calcext:value-type="float">
            <text:p>14.14252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3189677419" calcext:value-type="float">
            <text:p>14.28931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77768" calcext:value-type="float">
            <text:p>14.31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16265806452" calcext:value-type="float">
            <text:p>14.34162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388" calcext:value-type="float">
            <text:p>14.40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83414193548" calcext:value-type="float">
            <text:p>14.35834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76301935484" calcext:value-type="float">
            <text:p>14.24763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1416" calcext:value-type="float">
            <text:p>14.03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524675" calcext:value-type="float">
            <text:p>13.78524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38592" calcext:value-type="float">
            <text:p>13.50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6812903226" calcext:value-type="float">
            <text:p>13.3536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3987096774" calcext:value-type="float">
            <text:p>14.7183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89344" calcext:value-type="float">
            <text:p>14.63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3488516129" calcext:value-type="float">
            <text:p>14.61348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12408275862" calcext:value-type="float">
            <text:p>14.631240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8309677419" calcext:value-type="float">
            <text:p>14.5758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03308387097" calcext:value-type="float">
            <text:p>14.47033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38" calcext:value-type="float">
            <text:p>14.34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167975" calcext:value-type="float">
            <text:p>14.20167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4067096774" calcext:value-type="float">
            <text:p>14.02040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22459354839" calcext:value-type="float">
            <text:p>14.01224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0279483871" calcext:value-type="float">
            <text:p>14.01027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14247741936" calcext:value-type="float">
            <text:p>13.93142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9848" calcext:value-type="float">
            <text:p>13.7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3429677419" calcext:value-type="float">
            <text:p>13.71934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2206896552" calcext:value-type="float">
            <text:p>13.81322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3806451613" calcext:value-type="float">
            <text:p>14.0453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90185806452" calcext:value-type="float">
            <text:p>14.04901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7008" calcext:value-type="float">
            <text:p>13.9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6569" calcext:value-type="float">
            <text:p>13.6965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0397419355" calcext:value-type="float">
            <text:p>13.44403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5796129032" calcext:value-type="float">
            <text:p>13.27757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12812903226" calcext:value-type="float">
            <text:p>13.2012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92281290323" calcext:value-type="float">
            <text:p>13.16922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74104" calcext:value-type="float">
            <text:p>13.36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04418064516" calcext:value-type="float">
            <text:p>13.76044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21896" calcext:value-type="float">
            <text:p>13.9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11122580645" calcext:value-type="float">
            <text:p>14.0611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1383225807" calcext:value-type="float">
            <text:p>14.036138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20472" calcext:value-type="float">
            <text:p>13.9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763175" calcext:value-type="float">
            <text:p>13.81763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28024" calcext:value-type="float">
            <text:p>13.58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24609032258" calcext:value-type="float">
            <text:p>13.37246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4647483871" calcext:value-type="float">
            <text:p>13.14464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9659354839" calcext:value-type="float">
            <text:p>12.91496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26064516129" calcext:value-type="float">
            <text:p>12.7426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764" calcext:value-type="float">
            <text:p>12.7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69323870968" calcext:value-type="float">
            <text:p>12.91693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72234482759" calcext:value-type="float">
            <text:p>13.25722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45367741936" calcext:value-type="float">
            <text:p>13.6845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05271111111" calcext:value-type="float">
            <text:p>14.010527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0264" calcext:value-type="float">
            <text:p>13.9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457" calcext:value-type="float">
            <text:p>13.704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6208" calcext:value-type="float">
            <text:p>13.45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98353548387" calcext:value-type="float">
            <text:p>13.20983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69553548387" calcext:value-type="float">
            <text:p>13.02695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26350967742" calcext:value-type="float">
            <text:p>12.92263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07667096774" calcext:value-type="float">
            <text:p>13.09076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39248" calcext:value-type="float">
            <text:p>13.72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05682580645" calcext:value-type="float">
            <text:p>14.28056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2788965517" calcext:value-type="float">
            <text:p>14.502278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57788387097" calcext:value-type="float">
            <text:p>14.62577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82830967742" calcext:value-type="float">
            <text:p>14.67828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38112" calcext:value-type="float">
            <text:p>14.64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44795" calcext:value-type="float">
            <text:p>14.50447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65192" calcext:value-type="float">
            <text:p>14.46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4878" calcext:value-type="float">
            <text:p>14.644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24007741936" calcext:value-type="float">
            <text:p>14.88240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79584" calcext:value-type="float">
            <text:p>14.9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91501935484" calcext:value-type="float">
            <text:p>14.97915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2823225806" calcext:value-type="float">
            <text:p>15.188282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09597419355" calcext:value-type="float">
            <text:p>15.47095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9957142857" calcext:value-type="float">
            <text:p>15.74999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36487741935" calcext:value-type="float">
            <text:p>15.723648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690925" calcext:value-type="float">
            <text:p>15.65690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6928" calcext:value-type="float">
            <text:p>15.55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1414193548" calcext:value-type="float">
            <text:p>15.42514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0744" calcext:value-type="float">
            <text:p>15.505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10025" calcext:value-type="float">
            <text:p>15.6410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90276129032" calcext:value-type="float">
            <text:p>15.71902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31408" calcext:value-type="float">
            <text:p>15.83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7522580645" calcext:value-type="float">
            <text:p>15.7527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87952" calcext:value-type="float">
            <text:p>15.65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134" calcext:value-type="float">
            <text:p>14.53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2588" calcext:value-type="float">
            <text:p>15.37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6828" calcext:value-type="float">
            <text:p>15.00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8284" calcext:value-type="float">
            <text:p>12.17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305240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950" meta:object-count="0"/>
    <meta:user-defined meta:name="AppVersion">3.0</meta:user-defined>
  </office:meta>
</office:document-meta>
</file>